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4" style:family="graphic" style:parent-style-name="standard">
      <style:graphic-properties svg:stroke-color="#666666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color="#c0c0c0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66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666666" fo:font-style="italic" style:font-style-asian="italic" style:font-style-complex="italic"/>
    </style:style>
    <style:style style:name="P4" style:family="paragraph">
      <style:paragraph-properties fo:text-align="center"/>
      <style:text-properties fo:color="#666666"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/>
      <style:text-properties fo:color="#66666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fo:font-style="italic" style:font-style-asian="italic" style:font-style-complex="italic"/>
    </style:style>
    <style:style style:name="T3" style:family="text">
      <style:text-properties fo:color="#666666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0" draw:id="id10" draw:layer="layout" svg:width="2.077cm" svg:height="1.661cm" svg:x="0.076cm" svg:y="1.213cm">
          <draw:text-box>
            <text:p text:style-name="P1"><text:span text:style-name="T1">Portlet</text:span></text:p>
            <text:p text:style-name="P1"><text:span text:style-name="T1">Header</text:span></text:p>
            <text:p text:style-name="P1"><text:span text:style-name="T1">Request</text:span></text:p>
          </draw:text-box>
        </draw:frame>
        <draw:custom-shape draw:style-name="gr2" draw:text-style-name="P1" xml:id="id1" draw:id="id1" draw:layer="layout" svg:width="3.302cm" svg:height="3.556cm" svg:x="8.027cm" svg:y="0.27cm">
          <text:p text:style-name="P1">Restore</text:p>
          <text:p text:style-name="P1">Vie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329cm" svg:y1="2.048cm" svg:x2="12.045cm" svg:y2="2.048cm" draw:start-shape="id1" draw:start-glue-point="1" draw:end-shape="id2" draw:end-glue-point="3" svg:d="M11329 2048h716" svg:viewBox="0 0 717 1">
          <text:p/>
        </draw:connector>
        <draw:custom-shape draw:style-name="gr4" draw:text-style-name="P3" xml:id="id2" draw:id="id2" draw:layer="layout" svg:width="3.302cm" svg:height="3.556cm" svg:x="12.045cm" svg:y="0.27cm">
          <text:p text:style-name="P1"><text:span text:style-name="T2">Apply</text:span></text:p>
          <text:p text:style-name="P1"><text:span text:style-name="T2">Request</text:span></text:p>
          <text:p text:style-name="P1"><text:span text:style-name="T2">Valu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3.302cm" svg:height="3.556cm" svg:x="16.045cm" svg:y="0.27cm">
          <text:p text:style-name="P1"><text:span text:style-name="T3">Process</text:span></text:p>
          <text:p text:style-name="P1"><text:span text:style-name="T3">Ev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302cm" svg:height="3.556cm" svg:x="20.045cm" svg:y="0.27cm">
          <text:p text:style-name="P1"><text:span text:style-name="T4">Process</text:span></text:p>
          <text:p text:style-name="P1"><text:span text:style-name="T4">Validation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347cm" svg:y1="2.048cm" svg:x2="16.045cm" svg:y2="2.048cm" draw:start-shape="id2" draw:start-glue-point="1" draw:end-shape="id3" draw:end-glue-point="3" svg:d="M15347 2048h698" svg:viewBox="0 0 699 1">
          <text:p/>
        </draw:connector>
        <draw:connector draw:style-name="gr3" draw:text-style-name="P1" draw:layer="layout" draw:type="line" svg:x1="19.347cm" svg:y1="2.048cm" svg:x2="20.045cm" svg:y2="2.048cm" draw:start-shape="id3" draw:start-glue-point="1" draw:end-shape="id4" draw:end-glue-point="3" svg:d="M19347 2048h698" svg:viewBox="0 0 699 1">
          <text:p/>
        </draw:connector>
        <draw:custom-shape draw:style-name="gr5" draw:text-style-name="P4" xml:id="id5" draw:id="id5" draw:layer="layout" svg:width="3.302cm" svg:height="3.556cm" svg:x="24.045cm" svg:y="0.27cm">
          <text:p text:style-name="P1"><text:span text:style-name="T3">Process</text:span></text:p>
          <text:p text:style-name="P1"><text:span text:style-name="T3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347cm" svg:y1="2.048cm" svg:x2="24.045cm" svg:y2="2.048cm" draw:start-shape="id4" draw:start-glue-point="1" draw:end-shape="id5" draw:end-glue-point="3" svg:d="M23347 2048h698" svg:viewBox="0 0 699 1">
          <text:p/>
        </draw:connector>
        <draw:custom-shape draw:style-name="gr4" draw:text-style-name="P5" xml:id="id6" draw:id="id6" draw:layer="layout" svg:width="3.302cm" svg:height="3.556cm" svg:x="24.045cm" svg:y="5.588cm">
          <text:p text:style-name="P1"><text:span text:style-name="T4">Update</text:span></text:p>
          <text:p text:style-name="P1"><text:span text:style-name="T4">Model</text:span></text:p>
          <text:p text:style-name="P1"><text:span text:style-name="T4">Valu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696cm" svg:y1="3.826cm" svg:x2="25.696cm" svg:y2="5.588cm" draw:start-shape="id5" draw:start-glue-point="2" draw:end-shape="id6" draw:end-glue-point="0" svg:d="M25696 3826v1762" svg:viewBox="0 0 1 1763">
          <text:p/>
        </draw:connector>
        <draw:custom-shape draw:style-name="gr5" draw:text-style-name="P4" xml:id="id7" draw:id="id7" draw:layer="layout" svg:width="3.302cm" svg:height="3.556cm" svg:x="20.065cm" svg:y="5.588cm">
          <text:p text:style-name="P1"><text:span text:style-name="T3">Process</text:span></text:p>
          <text:p text:style-name="P1"><text:span text:style-name="T3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045cm" svg:y1="7.366cm" svg:x2="23.367cm" svg:y2="7.366cm" draw:start-shape="id6" draw:start-glue-point="3" draw:end-shape="id7" draw:end-glue-point="1" svg:d="M24045 7366h-678" svg:viewBox="0 0 679 1">
          <text:p/>
        </draw:connector>
        <draw:custom-shape draw:style-name="gr4" draw:text-style-name="P5" xml:id="id8" draw:id="id8" draw:layer="layout" svg:width="3.302cm" svg:height="3.556cm" svg:x="16.045cm" svg:y="5.588cm">
          <text:p text:style-name="P1"><text:span text:style-name="T4">Invoke</text:span></text:p>
          <text:p text:style-name="P1"><text:span text:style-name="T4">Applica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65cm" svg:y1="7.366cm" svg:x2="19.347cm" svg:y2="7.366cm" draw:start-shape="id7" draw:start-glue-point="3" draw:end-shape="id8" draw:end-glue-point="1" svg:d="M20065 7366h-718" svg:viewBox="0 0 719 1">
          <text:p/>
        </draw:connector>
        <draw:custom-shape draw:style-name="gr5" draw:text-style-name="P4" xml:id="id9" draw:id="id9" draw:layer="layout" svg:width="3.302cm" svg:height="3.556cm" svg:x="12.065cm" svg:y="5.588cm">
          <text:p text:style-name="P1"><text:span text:style-name="T3">Process</text:span></text:p>
          <text:p text:style-name="P1"><text:span text:style-name="T3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45cm" svg:y1="7.366cm" svg:x2="15.367cm" svg:y2="7.366cm" draw:start-shape="id8" draw:start-glue-point="3" draw:end-shape="id9" draw:end-glue-point="1" svg:d="M16045 7366h-678" svg:viewBox="0 0 679 1">
          <text:p/>
        </draw:connector>
        <draw:connector draw:style-name="gr6" draw:text-style-name="P1" draw:layer="layout" draw:type="line" svg:x1="2.153cm" svg:y1="2.043cm" svg:x2="8.027cm" svg:y2="2.048cm" draw:start-shape="id10" draw:end-shape="id1" draw:end-glue-point="3" svg:d="M2153 2043l5874 5" svg:viewBox="0 0 5875 6">
          <text:p/>
        </draw:connector>
        <draw:frame draw:style-name="gr1" draw:text-style-name="P2" xml:id="id11" draw:id="id11" draw:layer="layout" svg:width="2.407cm" svg:height="1.661cm" svg:x="0cm" svg:y="6.531cm">
          <draw:text-box>
            <text:p text:style-name="P1"><text:span text:style-name="T1">Portlet</text:span></text:p>
            <text:p text:style-name="P1"><text:span text:style-name="T1">Header</text:span></text:p>
            <text:p text:style-name="P1"><text:span text:style-name="T1">Response</text:span></text:p>
          </draw:text-box>
        </draw:frame>
        <draw:connector draw:style-name="gr6" draw:text-style-name="P1" draw:layer="layout" draw:type="line" svg:x1="12.065cm" svg:y1="7.366cm" svg:x2="2.407cm" svg:y2="7.361cm" draw:start-shape="id9" draw:start-glue-point="3" draw:end-shape="id11" draw:end-glue-point="1" svg:d="M12065 7366l-9658-5" svg:viewBox="0 0 9659 6">
          <text:p/>
        </draw:connector>
        <draw:custom-shape draw:style-name="gr7" draw:text-style-name="P1" draw:layer="layout" svg:width="4.318cm" svg:height="8.89cm" svg:x="2.935cm" svg:y="0.33cm">
          <text:p text:style-name="P1">Bridge</text:p>
          <text:p text:style-name="P1">Header</text:p>
          <text:p text:style-name="P1">Handler</text:p>
          <text:p text:style-name="P1"/>
          <text:p text:style-name="P1">(Capture</text:p>
          <text:p text:style-name="P1">markup)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302cm" svg:height="3.556cm" svg:x="8.027cm" svg:y="5.594cm">
          <text:p text:style-name="P1">Render</text:p>
          <text:p text:style-name="P1">Respons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9.678cm" svg:y1="3.826cm" svg:x2="9.678cm" svg:y2="5.594cm" draw:start-shape="id1" draw:start-glue-point="2" draw:end-shape="id12" draw:end-glue-point="0" svg:d="M9678 3826v1768" svg:viewBox="0 0 1 1769">
          <text:p/>
        </draw:connector>
        <draw:g>
          <draw:line draw:style-name="gr8" draw:text-style-name="P1" draw:layer="layout" svg:x1="12.045cm" svg:y1="0.27cm" svg:x2="15.347cm" svg:y2="3.826cm">
            <text:p/>
          </draw:line>
          <draw:line draw:style-name="gr8" draw:text-style-name="P1" draw:layer="layout" svg:x1="15.347cm" svg:y1="0.27cm" svg:x2="12.045cm" svg:y2="3.826cm">
            <text:p/>
          </draw:line>
        </draw:g>
        <draw:g>
          <draw:line draw:style-name="gr8" draw:text-style-name="P1" draw:layer="layout" svg:x1="16.045cm" svg:y1="0.27cm" svg:x2="19.347cm" svg:y2="3.826cm">
            <text:p/>
          </draw:line>
          <draw:line draw:style-name="gr8" draw:text-style-name="P1" draw:layer="layout" svg:x1="19.347cm" svg:y1="0.27cm" svg:x2="16.045cm" svg:y2="3.826cm">
            <text:p/>
          </draw:line>
        </draw:g>
        <draw:g>
          <draw:line draw:style-name="gr8" draw:text-style-name="P1" draw:layer="layout" svg:x1="20.045cm" svg:y1="0.27cm" svg:x2="23.347cm" svg:y2="3.826cm">
            <text:p/>
          </draw:line>
          <draw:line draw:style-name="gr8" draw:text-style-name="P1" draw:layer="layout" svg:x1="23.347cm" svg:y1="0.27cm" svg:x2="20.045cm" svg:y2="3.826cm">
            <text:p/>
          </draw:line>
        </draw:g>
        <draw:g>
          <draw:line draw:style-name="gr8" draw:text-style-name="P1" draw:layer="layout" svg:x1="24.045cm" svg:y1="0.27cm" svg:x2="27.347cm" svg:y2="3.826cm">
            <text:p/>
          </draw:line>
          <draw:line draw:style-name="gr8" draw:text-style-name="P1" draw:layer="layout" svg:x1="27.347cm" svg:y1="0.27cm" svg:x2="24.045cm" svg:y2="3.826cm">
            <text:p/>
          </draw:line>
        </draw:g>
        <draw:g>
          <draw:line draw:style-name="gr8" draw:text-style-name="P1" draw:layer="layout" svg:x1="12.072cm" svg:y1="5.57cm" svg:x2="15.374cm" svg:y2="9.126cm">
            <text:p/>
          </draw:line>
          <draw:line draw:style-name="gr8" draw:text-style-name="P1" draw:layer="layout" svg:x1="15.374cm" svg:y1="5.57cm" svg:x2="12.072cm" svg:y2="9.126cm">
            <text:p/>
          </draw:line>
        </draw:g>
        <draw:g>
          <draw:line draw:style-name="gr8" draw:text-style-name="P1" draw:layer="layout" svg:x1="16.045cm" svg:y1="5.57cm" svg:x2="19.347cm" svg:y2="9.126cm">
            <text:p/>
          </draw:line>
          <draw:line draw:style-name="gr8" draw:text-style-name="P1" draw:layer="layout" svg:x1="19.347cm" svg:y1="5.57cm" svg:x2="16.045cm" svg:y2="9.126cm">
            <text:p/>
          </draw:line>
        </draw:g>
        <draw:g>
          <draw:line draw:style-name="gr8" draw:text-style-name="P1" draw:layer="layout" svg:x1="20.072cm" svg:y1="5.57cm" svg:x2="23.374cm" svg:y2="9.126cm">
            <text:p/>
          </draw:line>
          <draw:line draw:style-name="gr8" draw:text-style-name="P1" draw:layer="layout" svg:x1="23.374cm" svg:y1="5.57cm" svg:x2="20.072cm" svg:y2="9.126cm">
            <text:p/>
          </draw:line>
        </draw:g>
        <draw:g>
          <draw:line draw:style-name="gr8" draw:text-style-name="P1" draw:layer="layout" svg:x1="24.045cm" svg:y1="5.57cm" svg:x2="27.347cm" svg:y2="9.126cm">
            <text:p/>
          </draw:line>
          <draw:line draw:style-name="gr8" draw:text-style-name="P1" draw:layer="layout" svg:x1="27.347cm" svg:y1="5.57cm" svg:x2="24.045cm" svg:y2="9.126cm">
            <text:p/>
          </draw:lin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7-03-07T15:05:20.025066000</dc:date>
    <meta:editing-duration>PT42M48S</meta:editing-duration>
    <meta:editing-cycles>8</meta:editing-cycles>
    <meta:generator>LibreOffice/4.2.6.3$MacOSX_x86 LibreOffice_project/3fd416d4c6db7d3204c17ce57a1d70f6e531ee21</meta:generator>
    <meta:document-statistic meta:object-count="71"/>
  </office:meta>
</office:document-meta>
</file>